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RenderingResponseTests.modelAttributeConven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RenderingResponseTests.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RenderingResponseTests.modelAttributesConven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RenderingResponseTests.model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RenderingResponseTests.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RenderingResponseTests.notModified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RenderingResponseTests.model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RenderingResponseTests.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RenderingResponseTests.notModifiedE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RenderingResponseTests.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